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21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53-56, 7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10 through 1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5-49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35, 7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0">
            <text:p>42, 4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0" table:style-name="ce10">
            <text:p>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0">
            <text:p>37, 38, 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0">
            <text:p>45, 4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36" table:style-name="ce10">
            <text:p>3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35-49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0">
            <text:p>125, 126, 132, 13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0">
            <text:p>66, 227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35" table:style-name="ce10">
            <text:p>35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string" table:style-name="ce10">
            <text:p>n/a</text:p>
          </table:table-cell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0">
            <text:p>59, 16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2">
            <text:p>230, 24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86190" table:style-name="ce12">
            <text:p>186,1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0">
            <text:p>233-2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0">
            <text:p>37, 38, 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86" table:style-name="ce10">
            <text:p>8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10">
            <text:p>61, 67, 21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0">
            <text:p>201, 20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152-1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58-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67-7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string" table:style-name="ce10">
            <text:p>n/a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67" table:style-name="ce10">
            <text:p>6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58-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228" table:style-name="ce10">
            <text:p>22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0">
            <text:p>87-9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0">
            <text:p>82, 20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81" table:style-name="ce10">
            <text:p>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0">
            <text:p>58-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0">
            <text:p>61-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233-239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string" table:style-name="ce10">
            <text:p>n/a</text:p>
          </table:table-cell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3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RCC RCCD</meta:initial-creator>
    <dc:creator>gleasn</dc:creator>
    <meta:creation-date>2017-01-25T10:21:36Z</meta:creation-date>
    <dc:date>2022-02-04T05:51:34Z</dc:date>
    <meta:editing-cycles>12</meta:editing-cycles>
    <meta:editing-duration>PT3915S</meta:editing-duration>
  </office:meta>
</office:document-meta>
</file>